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C00000280A3BDB8C6907CB3F6.png" manifest:media-type="image/png"/>
  <manifest:file-entry manifest:full-path="Pictures/100002010000032C0000028035EDEF507F8A46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5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cm" svg:height="0.6cm" svg:x="1.895cm" svg:y="5.507cm">
          <draw:text-box>
            <text:p><text:span text:style-name="T1">(a) Initial graph</text:span></text:p>
          </draw:text-box>
        </draw:frame>
        <draw:frame draw:style-name="gr2" draw:text-style-name="P1" draw:layer="layout" svg:width="3.5cm" svg:height="0.569cm" svg:x="8.995cm" svg:y="5.507cm">
          <draw:text-box>
            <text:p><text:span text:style-name="T1">(b) Resolved graph</text:span></text:p>
          </draw:text-box>
        </draw:frame>
        <draw:frame draw:style-name="gr3" draw:text-style-name="P2" draw:layer="layout" svg:width="6.5cm" svg:height="5.11cm" svg:x="0.095cm" svg:y="0.107cm">
          <draw:image xlink:href="Pictures/100002010000032C0000028035EDEF507F8A46A6.png" xlink:type="simple" xlink:show="embed" xlink:actuate="onLoad">
            <text:p/>
          </draw:image>
        </draw:frame>
        <draw:frame draw:style-name="gr3" draw:text-style-name="P2" draw:layer="layout" svg:width="6.5cm" svg:height="5.11cm" svg:x="6.895cm" svg:y="0.107cm">
          <draw:image xlink:href="Pictures/100002010000032C00000280A3BDB8C6907CB3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5:42:00.666273543</dc:date>
    <meta:editing-duration>PT1H34M18S</meta:editing-duration>
    <meta:editing-cycles>5</meta:editing-cycles>
    <meta:generator>LibreOffice/5.1.6.2$Linux_X86_64 LibreOffice_project/10m0$Build-2</meta:generator>
    <meta:document-statistic meta:object-count="4"/>
  </office:meta>
</office:document-meta>
</file>